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5-09T22:07:09.768+00:00$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3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7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3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4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4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4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4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AliasTests.rsc|(3216,232,&lt;74,0&gt;,&lt;88,6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(0.12338275996071324:-36581267r31156750)}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762,96,&lt;60,0&gt;,&lt;60,96&gt;): FALSE "inferred types"test fails for arguments: {&lt;"-61","",-156683936,true,0.002796168312674263&gt;}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imports/ImportTests1.rsc|(195,73,&lt;10,0&gt;,&lt;13,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734 tests executed; 26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 table:number-rows-repeated="5">
          <table:table-cell table:style-name="ce2"/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26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8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STS RUN AT $2015-05-05T13:21:49.934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326 tests executed; 4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1023"/>
        </table:table-row>
        <table:table-row table:style-name="ro1" table:number-rows-repeated="81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2"/>
        <table:table-column table:style-name="co1" table:number-columns-repeated="1023" table:default-cell-style-name="ce2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22:27:17.9157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5-10T00:11:25.276239000</dc:date>
    <meta:editing-duration>P49DT3H2M2S</meta:editing-duration>
    <meta:editing-cycles>187</meta:editing-cycles>
    <meta:generator>LibreOffice/4.4.1.2$MacOSX_X86_64 LibreOffice_project/45e2de17089c24a1fa810c8f975a7171ba4cd432</meta:generator>
    <meta:document-statistic meta:table-count="4" meta:cell-count="339" meta:object-count="0"/>
  </office:meta>
</office:document-meta>
</file>